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32pt" fo:font-weight="bold" style:letter-kerning="true" style:font-size-asian="32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 style:letter-kerning="true" style:font-size-asian="58pt" style:font-weight-asian="bold" style:font-family-complex="Calibri" style:font-family-generic-complex="swiss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anie Jezu, dziękuję Ci, że ukochałeś mnie miłością, która chroni od zła, podnosi</text:span><text:span text:style-name="T1"><text:line-break/></text:span><text:span text:style-name="T1">z największych upadków i leczy najboleśniejsze ra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8cm" svg:height="21.323cm" svg:x="0cm" svg:y="0.002cm" presentation:class="title" presentation:user-transformed="true">
          <draw:text-box>
            <text:p text:style-name="P1"><text:span text:style-name="T1">Oczyść moje serce z wszelkiego zła, które nie pozwala mi doświadczać daru czystej miłości i cieszyć się nim. Oddaję Ci, Panie, swoją pamięć,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8cm" svg:height="21.323cm" svg:x="0cm" svg:y="-0.1cm" presentation:class="title" presentation:user-transformed="true">
          <draw:text-box>
            <text:p text:style-name="P1"><text:span text:style-name="T1">rozum, duszę, ciało wraz ze swoją płciowością i przyrzekam nie podejmować współżycia seksualnego do czasu przyjęcia sakramentu małżeńst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ostanawiam nie kupować, nie czytać i nie oglądać czasopism, programów ani filmów o treściach pornograficzny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rzyrzekam codziennie się modlić, czytać Pismo święte, regularnie przystępować do sakramentu pokuty, często przyjmować Komunię świętą oraz żyć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według 10 zasac ABC Społecznej Krucjaty Miłości. Panie Jezu, bądź jedynym Panem mojego życia. Ucz mnie zdobywać umiejęt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kontrolowania mojego popędu seksualnego</text:span><text:span text:style-name="T1"><text:line-break/></text:span><text:span text:style-name="T1">i uczuć. Proszę Cię o pomoc, abym unikał(a) wszystkiego, co uzależnia i zniewal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a więc papierosów, alkoholu i narkotyków. Ucz mnie tak żyć i postępować, aby w moim życiu najważniejsza była miłość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Maryjo, Matko moja, prowadź mnie drogami wiary do samego źródła miłości – do Jezusa, abym zawsze tylko Jemu ufał(a) i wierzył(a),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i pomóż mi podnosić się z każdego upadku.</text:span><text:span text:style-name="T1"><text:line-break/></text:span><text:span text:style-name="T1">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8M1S</meta:editing-duration>
    <meta:editing-cycles>28</meta:editing-cycles>
    <meta:generator>OpenOffice.org/3.4.1$Win32 OpenOffice.org_project/341m1$Build-9593</meta:generator>
    <dc:date>2014-06-10T19:25:18.63</dc:date>
    <meta:document-statistic meta:object-count="51"/>
  </office:meta>
</office:document-meta>
</file>